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, 'ms song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666666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-left="0in" loext:padding-right="0in" loext:padding-top="0in" loext:padding-bottom="0.052in" loext:border-left="none" loext:border-right="none" loext:border-top="none" loext:border-bottom="0.06pt solid #dddddd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style:line-height-at-least="0.2709in" fo:text-indent="0in" style:auto-text-indent="false" fo:padding="0in" fo:border="none"/>
      <style:text-properties fo:color="#362e2b"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style:line-height-at-least="0.2709in" fo:text-indent="0in" style:auto-text-indent="false" fo:padding="0in" fo:border="none"/>
      <style:text-properties fo:font-variant="normal" fo:text-transform="none" fo:color="#362e2b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style:line-height-at-least="0.2709in" fo:text-indent="0in" style:auto-text-indent="false" fo:padding="0in" fo:border="none"/>
      <style:text-properties fo:font-variant="normal" fo:text-transform="none" fo:color="#362e2b" fo:letter-spacing="normal" style:font-name-asian="Arial" style:font-size-asian="10.5pt" style:font-style-asian="normal" style:font-weight-asian="normal" loext:padding="0in" loext:border="none"/>
    </style:style>
    <style:style style:name="P5" style:family="paragraph" style:parent-style-name="Text_20_body">
      <style:paragraph-properties fo:margin-left="0.1043in" fo:margin-right="0.1043in" fo:margin-top="0.1043in" fo:margin-bottom="0.1043in" loext:contextual-spacing="false" style:line-height-at-least="0.2709in" fo:text-indent="0in" style:auto-text-indent="false" fo:padding="0in" fo:border="none"/>
      <style:text-properties fo:font-variant="normal" fo:text-transform="none" fo:color="#362e2b" style:font-name="Arial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style:line-height-at-least="0.2709in" fo:text-indent="0in" style:auto-text-indent="false" fo:padding="0in" fo:border="none"/>
      <style:text-properties fo:font-variant="normal" fo:text-transform="none" fo:color="#362e2b" fo:letter-spacing="normal" loext:padding="0in" loext:border="none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style:line-height-at-least="0.2709in" fo:text-indent="0in" style:auto-text-indent="false" fo:padding="0in" fo:border="none"/>
      <style:text-properties fo:font-variant="normal" fo:text-transform="none" fo:color="#362e2b" style:font-name="Arial" fo:font-size="10.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.1043in" fo:margin-right="0.1043in" fo:margin-top="0in" fo:margin-bottom="0in" loext:contextual-spacing="false" style:line-height-at-least="0.2709in" fo:text-indent="0in" style:auto-text-indent="false" fo:padding="0in" fo:border="none"/>
    </style:style>
    <style:style style:name="P9" style:family="paragraph" style:parent-style-name="Heading_20_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ff0000" style:text-line-through-style="none" style:text-line-through-type="none" style:font-name="verdana" fo:font-size="11.25pt" fo:letter-spacing="normal" fo:font-style="normal" style:text-underline-style="none" fo:font-weight="bold" style:text-blinking="false" loext:padding="0in" loext:border="none"/>
    </style:style>
    <style:style style:name="T2" style:family="text">
      <style:text-properties fo:font-variant="normal" fo:text-transform="none" fo:color="#ff00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loext:padding="0in" loext:border="none"/>
    </style:style>
    <style:style style:name="T3" style:family="text">
      <style:text-properties fo:font-variant="normal" fo:text-transform="none" fo:color="#362e2b" style:font-name="Arial" fo:font-size="10.5pt" fo:letter-spacing="normal" fo:font-style="normal" fo:font-weight="normal" fo:background-color="#33cc00" loext:char-shading-value="0" loext:padding="0in" loext:border="none"/>
    </style:style>
    <style:style style:name="T4" style:family="text">
      <style:text-properties fo:font-variant="normal" fo:text-transform="none" fo:color="#362e2b" style:font-name="Arial" fo:font-size="10.5pt" fo:letter-spacing="normal" fo:font-style="normal" fo:font-weight="normal" fo:background-color="#ff0000" loext:char-shading-value="0" loext:padding="0in" loext:border="none"/>
    </style:style>
    <style:style style:name="T5" style:family="text">
      <style:text-properties fo:font-variant="normal" fo:text-transform="none" fo:color="#362e2b" style:font-name="Arial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362e2b" style:font-name="Arial" fo:font-size="10.5pt" fo:letter-spacing="normal" fo:font-style="normal" fo:font-weight="normal" fo:background-color="#cc33cc" loext:char-shading-value="0" loext:padding="0in" loext:border="none"/>
    </style:style>
    <style:style style:name="T7" style:family="text">
      <style:text-properties fo:font-variant="normal" fo:text-transform="none" fo:color="#362e2b" style:font-name="Arial" fo:font-size="10.5pt" fo:letter-spacing="normal" fo:font-style="normal" fo:font-weight="normal" fo:background-color="#ffcc00" loext:char-shading-value="0" loext:padding="0in" loext:border="none"/>
    </style:style>
    <style:style style:name="T8" style:family="text">
      <style:text-properties fo:font-variant="normal" fo:text-transform="none" fo:color="#362e2b" style:font-name="Arial" fo:font-size="10.5pt" fo:letter-spacing="normal" fo:font-style="normal" fo:font-weight="normal" fo:background-color="#9999ff" loext:char-shading-value="0" loext:padding="0in" loext:border="none"/>
    </style:style>
    <style:style style:name="T9" style:family="text">
      <style:text-properties fo:font-variant="normal" fo:text-transform="none" fo:color="#362e2b" style:font-name="Arial" fo:font-size="10.5pt" fo:letter-spacing="normal" fo:font-style="normal" fo:font-weight="normal" fo:background-color="#66ffff" loext:char-shading-value="0" loext:padding="0in" loext:border="none"/>
    </style:style>
    <style:style style:name="T10" style:family="text">
      <style:text-properties fo:font-variant="normal" fo:text-transform="none" fo:color="#362e2b" style:font-name="Arial" fo:font-size="10.5pt" fo:letter-spacing="normal" fo:font-style="normal" fo:font-weight="normal" fo:background-color="#ffcccc" loext:char-shading-value="0" loext:padding="0in" loext:border="none"/>
    </style:style>
    <style:style style:name="T11" style:family="text">
      <style:text-properties fo:font-variant="normal" fo:text-transform="none" fo:color="#362e2b" fo:letter-spacing="normal" style:font-name-asian="Arial" style:font-size-asian="10.5pt" style:font-style-asian="normal" style:font-weight-asian="normal" loext:padding="0in" loext:border="none"/>
    </style:style>
    <style:style style:name="T12" style:family="text">
      <style:text-properties fo:font-variant="normal" fo:text-transform="none" fo:color="#362e2b" fo:letter-spacing="normal" loext:padding="0in" loext:border="none"/>
    </style:style>
    <style:style style:name="T13" style:family="text">
      <style:text-properties fo:font-variant="normal" fo:text-transform="none" fo:color="#33cc00" style:font-name="Arial" fo:font-size="10.5pt" fo:letter-spacing="normal" fo:font-style="normal" fo:font-weight="normal" loext:padding="0in" loext:border="none"/>
    </style:style>
    <style:style style:name="T14" style:family="text">
      <style:text-properties style:font-name="Arial" fo:font-size="10.5pt"/>
    </style:style>
    <style:style style:name="T15" style:family="text">
      <style:text-properties style:font-name="Arial" fo:font-size="10.5pt" fo:font-style="normal" fo:font-weight="normal"/>
    </style:style>
    <style:style style:name="T16" style:family="text">
      <style:text-properties style:font-name="Arial" fo:font-size="10.5pt" fo:font-style="normal" fo:font-weight="normal" fo:background-color="#ff0000" loext:char-shading-value="0"/>
    </style:style>
    <style:style style:name="T17" style:family="text">
      <style:text-properties style:font-name="Arial" fo:font-size="10.5pt" fo:font-style="normal" fo:font-weight="normal" fo:background-color="#33cc00" loext:char-shading-value="0"/>
    </style:style>
    <style:style style:name="T18" style:family="text">
      <style:text-properties style:font-name-asian="Arial" style:font-size-asian="10.5pt"/>
    </style:style>
    <style:style style:name="T19" style:family="text">
      <style:text-properties style:font-name-asian="Arial" style:font-size-asian="10.5pt" style:font-style-asian="normal" style:font-weight-asian="normal"/>
    </style:style>
    <style:style style:name="T20" style:family="text">
      <style:text-properties fo:background-color="#ffcc33" loext:char-shading-value="0"/>
    </style:style>
    <style:style style:name="T21" style:family="text">
      <style:text-properties fo:background-color="#cc33cc" loext:char-shading-value="0"/>
    </style:style>
    <style:style style:name="T22" style:family="text">
      <style:text-properties fo:background-color="#9999ff" loext:char-shading-value="0"/>
    </style:style>
    <style:style style:name="T23" style:family="text">
      <style:text-properties fo:background-color="#66ffff" loext:char-shading-value="0"/>
    </style:style>
    <style:style style:name="T24" style:family="text">
      <style:text-properties fo:background-color="#999999" loext:char-shading-value="0"/>
    </style:style>
    <style:style style:name="T25" style:family="text">
      <style:text-properties fo:background-color="#c0c0c0" loext:char-shading-value="0"/>
    </style:style>
    <style:style style:name="T26" style:family="text">
      <style:text-properties fo:background-color="#ffcccc" loext:char-shading-value="0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-left="0in" fo:padding-right="0in" fo:padding-top="0in" fo:padding-bottom="0.0193in" fo:border-left="none" fo:border-right="none" fo:border-top="none" fo:border-bottom="0.06pt solid #99999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-0.1118in" svg:y="0.0256in" svg:width="6.8854in" draw:z-index="0"><draw:text-box fo:min-height="0.0161in"><text:h text:style-name="P9" text:outline-level="1"><text:a xlink:type="simple" xlink:href="https://www.cnblogs.com/LoongEmbedded/p/5298211.html" text:style-name="Internet_20_link" text:visited-style-name="Visited_20_Internet_20_Link"><text:span text:style-name="T1">MSM8909</text:span></text:a><text:a xlink:type="simple" xlink:href="https://www.cnblogs.com/LoongEmbedded/p/5298211.html" text:style-name="Internet_20_link" text:visited-style-name="Visited_20_Internet_20_Link"><text:span text:style-name="T2">平台 </text:span></text:a><text:a xlink:type="simple" xlink:href="https://www.cnblogs.com/LoongEmbedded/p/5298211.html" text:style-name="Internet_20_link" text:visited-style-name="Visited_20_Internet_20_Link"><text:span text:style-name="T1">LED</text:span></text:a><text:a xlink:type="simple" xlink:href="https://www.cnblogs.com/LoongEmbedded/p/5298211.html" text:style-name="Internet_20_link" text:visited-style-name="Visited_20_Internet_20_Link"><text:span text:style-name="T2">背光的控制</text:span></text:a></text:h></draw:text-box></draw:frame><text:span text:style-name="T18">之前齐师兄问我，是不是应该有一个文件记录背光灯的亮度，我说理论上有，但是在哪里我真的还没有见过。只知道在调</text:span><text:span text:style-name="T14">LCD</text:span><text:span text:style-name="T18">驱动的时候会调用一个背光控制的函数，传进来一个亮度值就可以配置亮度了，至于这个函数是谁调用的，以及和上层是怎么联系的，自己一直没想过，最近系统的看了一下，特作此总结。</text:span></text:p>
      <text:section text:style-name="Sect1" text:name="cnblogs_post_body">
        <text:p text:style-name="P3"><text:span text:style-name="T19">路径：</text:span><text:span text:style-name="T15">root/andriod/kernel/drivers/video/</text:span></text:p>
        <text:p text:style-name="P6"><text:span text:style-name="T19">在</text:span><text:span text:style-name="T15">Mdss_dsi_panel.c</text:span><text:span text:style-name="T19">文件里，有一个背光控制函数</text:span><text:span text:style-name="T15">static void </text:span><text:span text:style-name="T16">mdss_dsi_panel_bl_ctrl</text:span><text:span text:style-name="T15">(struct mdss_panel_data *pdata,u32 bl_level)</text:span></text:p>
        <text:p text:style-name="P3"><text:span text:style-name="T19">背光的亮度就是根据这个参数值</text:span><text:span text:style-name="T15">bl_level</text:span><text:span text:style-name="T19">进行调节的。</text:span></text:p>
        <text:p text:style-name="P4">首先看看谁调用的这个函数：</text:p>
        <text:p text:style-name="P8"><text:span text:style-name="T11">在</text:span><text:span text:style-name="T5">mdss_dsi_panel_init()</text:span><text:span text:style-name="T11">函数里，有这么一句</text:span><text:span text:style-name="T5">ctrl_pdata-&gt;panel_data.</text:span><text:span text:style-name="Strong_20_Emphasis"><text:span text:style-name="T3">set_backlight</text:span></text:span><text:span text:style-name="Strong_20_Emphasis"><text:span text:style-name="T13"> </text:span></text:span><text:span text:style-name="T5">=</text:span><text:span text:style-name="T4">mdss_dsi_panel_bl_ctrl</text:span><text:span text:style-name="T5">;</text:span></text:p>
        <text:p text:style-name="P3"><text:span text:style-name="T19">然后看看</text:span><text:span text:style-name="T15">panel_data.set_backlight</text:span><text:span text:style-name="T19">是在哪里调用的。</text:span></text:p>
        <text:p text:style-name="P3"><text:span text:style-name="T19">用搜索功能排除万难后发现，在</text:span><text:span text:style-name="T15">Mdss_fb.c()</text:span><text:span text:style-name="T19">文件里有函数</text:span></text:p>
        <text:p text:style-name="P7">void <text:span text:style-name="T20">mdss_fb_set_backlight</text:span>(struct msm_fb_data_type *mfd, u32 bkl_lvl){</text:p>
        <text:p text:style-name="P3">…… ……<text:span text:style-name="T15">;</text:span></text:p>
        <text:p text:style-name="P6"><text:span text:style-name="T15">pdata-&gt;</text:span><text:span text:style-name="T17">set_backlight</text:span><text:span text:style-name="T15">(pdata, temp);//</text:span><text:span text:style-name="T19">其中</text:span><text:span text:style-name="T15">pdata</text:span><text:span text:style-name="T19">就是从</text:span><text:span text:style-name="T15">mdss_dsi_panel.c</text:span><text:span text:style-name="T19">那传过来的结构体。</text:span></text:p>
        <text:p text:style-name="P3">…… ……<text:span text:style-name="T15">;</text:span></text:p>
        <text:p text:style-name="P5">}</text:p>
        <text:p text:style-name="P4">继续找函数调用的地方：</text:p>
        <text:p text:style-name="P8"><text:span text:style-name="T5">static void </text:span><text:span text:style-name="Strong_20_Emphasis"><text:span text:style-name="T6">mdss_fb_set_bl_brightness</text:span></text:span><text:span text:style-name="T5">(struct led_classdev *led_cdev, enum led_brightness value)<text:line-break/>{<text:line-break/>…… ……;<text:line-break/></text:span><text:span text:style-name="T7">mdss_fb_set_backlight</text:span><text:span text:style-name="T5">(mfd, bl_lvl);<text:line-break/>…… ……;<text:line-break/>}<text:line-break/></text:span><text:span text:style-name="T11">继续：</text:span></text:p>
        <text:p text:style-name="P7">static struct led_classdev backlight_led = {<text:line-break/>.name           = "lcd-backlight",<text:line-break/>.brightness     = MDSS_MAX_BL_BRIGHTNESS,<text:line-break/><text:soft-page-break/>.brightness_set = <text:span text:style-name="T21">mdss_fb_set_bl_brightness</text:span>,<text:line-break/>.max_brightness = MDSS_MAX_BL_BRIGHTNESS,<text:line-break/>};</text:p>
        <text:p text:style-name="P6"><text:span text:style-name="T19">可以看到，这个</text:span><text:span text:style-name="T15">mdss_fb_set_bl_brightness()</text:span><text:span text:style-name="T19">函数又是某个结构体的回调函数。那么我们来看看这个结构体是在哪里定义，以及其中的</text:span><text:span text:style-name="T15">britness_set</text:span><text:span text:style-name="T19">函数是在哪里调用的。</text:span></text:p>
        <text:p text:style-name="P4">继续条件搜索，排除无关文件，可以定位到：</text:p>
        <text:p text:style-name="P3"><text:span text:style-name="T19">路径：</text:span><text:span text:style-name="T15">root/android/kernel/drivers/leds/Led-class.c</text:span></text:p>
        <text:p text:style-name="P4">在这个文件里这样一些关于设备文件的操作：</text:p>
        <text:p text:style-name="P7">static ssize_t <text:span text:style-name="T22">led_brightness_show</text:span>(struct device *dev,struct device_attribute *attr, char *buf)<text:line-break/>{<text:line-break/>struct led_classdev *led_cdev = dev_get_drvdata(dev);<text:line-break/>return snprintf(buf, LED_BUFF_SIZE, "%u\n", led_cdev-&gt;brightness);<text:line-break/>}<text:line-break/><text:line-break/><text:line-break/>static ssize_t <text:span text:style-name="T23">led_brightness_store</text:span>(struct device *dev,struct device_attribute *attr, const char *buf, size_t size)<text:line-break/>{<text:line-break/>struct led_classdev *led_cdev = dev_get_drvdata(dev);<text:line-break/>…… ……;<text:line-break/><text:span text:style-name="T24">__led_set_brightness</text:span>(led_cdev, state);<text:line-break/>return size;<text:line-break/>}  </text:p>
        <text:p text:style-name="P3"><text:span text:style-name="T19">继续看</text:span><text:span text:style-name="T15">__led_set_brightness()</text:span><text:span text:style-name="T19">函数的定义：</text:span></text:p>
        <text:p text:style-name="P7">static inline void<text:span text:style-name="T25">__led_set_brightness</text:span>(struct led_classdev *led_cdev,enum led_brightness value)<text:line-break/>{<text:line-break/>if (value &gt; led_cdev-&gt;max_brightness)<text:line-break/>value = led_cdev-&gt;max_brightness;<text:line-break/><text:span text:style-name="T26">led_cdev-&gt;brightness</text:span> = value;<text:line-break/>if (!(led_cdev-&gt;flags &amp; LED_SUSPENDED))<text:line-break/>led_cdev-&gt;brightness_set(led_cdev, value);<text:line-break/>}</text:p>
        <text:p text:style-name="P4">最后就是设备文件操作的调用了：</text:p>
        <text:p text:style-name="P8"><text:soft-page-break/><text:span text:style-name="T5">__ATTR(brightness, 0644,</text:span><text:span text:style-name="T8">led_brightness_show</text:span><text:span text:style-name="T5">, </text:span><text:span text:style-name="Strong_20_Emphasis"><text:span text:style-name="T9">led_brightness_store</text:span></text:span><text:span text:style-name="T5">)</text:span></text:p>
        <text:p text:style-name="P4">至此，所有的谜团都解开了。</text:p>
        <text:p text:style-name="P8"><text:span text:style-name="T12">      </text:span><text:span text:style-name="T11">当上层应用修改亮度时（比如用手指化冻亮度调节的进度条），亮度的数值会存到一个名为“</text:span><text:span text:style-name="T5">brightness”</text:span><text:span text:style-name="T11">的文件里，并且这时候底层会调用</text:span><text:span text:style-name="T5">led_brightness_store()</text:span><text:span text:style-name="T11">函数把当前亮度值存到</text:span><text:span text:style-name="Strong_20_Emphasis"><text:span text:style-name="T10">led_cdev-&gt;brightness</text:span></text:span><text:span text:style-name="T11">变量里，且调用配置好的背光调节函数来修改背光。</text:span></text:p>
        <text:p text:style-name="P6">  <text:span text:style-name="T19">当上层函数想要获取当前背光时，就会调用</text:span><text:span text:style-name="T15">led_brightness_show()</text:span><text:span text:style-name="T19">函数，此时底层就会把当前驱动里的背</text:span></text:p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, 'ms song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0:46:32.166845039</meta:creation-date>
    <dc:date>2019-09-02T10:47:06.024776173</dc:date>
    <meta:editing-duration>PT3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29" meta:word-count="672" meta:character-count="2286" meta:non-whitespace-character-count="2140"/>
  </office:meta>
</office:document-meta>
</file>